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Standard"/>
      <text:p text:style-name="Standard"/>
      <text:p text:style-name="P1"/>
      <text:p text:style-name="P1"/>
      <text:p text:style-name="P1"><text:text-input text:description="&lt;for each=&quot;line in o.template_ids&quot;&gt;">&lt;for each="line in o.template_ids"&gt;</text:text-input></text:p>
      <text:p text:style-name="P1"><text:text-input text:description="&lt;line.text_body&gt;">&lt;line.text_body&gt;</text:text-input></text:p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2-10T18:27:39</dc:date>
    <meta:editing-duration>PT9H11M10S</meta:editing-duration>
    <meta:editing-cycles>93</meta:editing-cycles>
    <dc:creator>L. FRANCOIS</dc:creator>
    <meta:document-statistic meta:table-count="0" meta:image-count="0" meta:object-count="0" meta:page-count="1" meta:paragraph-count="4" meta:word-count="9" meta:character-count="88" meta:non-whitespace-character-count="83"/>
  </office:meta>
</office:document-meta>
</file>